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f935d" officeooo:paragraph-rsid="001f93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D-codE-Hub/Frappe-ERPNext-Version-15--in-Ubuntu-22.04-LTS" text:style-name="Internet_20_link" text:visited-style-name="Visited_20_Internet_20_Link">https://github.com/D-codE-Hub/Frappe-ERPNext-Version-15--in-Ubuntu-22.04-LTS</text:a></text:p>
      <text:p text:style-name="Standard"/>
      <text:p text:style-name="Standard"><text:a xlink:type="simple" xlink:href="https://www.youtube.com/watch?v=TReR0I0O1Xo" text:style-name="Internet_20_link" text:visited-style-name="Visited_20_Internet_20_Link">https://www.youtube.com/watch?v=TReR0I0O1Xo</text:a></text:p>
      <text:p text:style-name="Standard"/>
      <text:h text:style-name="Heading_20_3" text:outline-level="3">STEP 8 install Redis</text:h>
      <text:p text:style-name="P1"><text:bookmark text:name="user-content-step-8-install-redis"/><text:span text:style-name="Source_20_Text">sudo apt-get install redis-server</text:span></text:p>
      <text:h text:style-name="Heading_20_3" text:outline-level="3">STEP 9 install Node.js 18.X package</text:h>
      <text:p text:style-name="Preformatted_20_Text"><text:bookmark text:name="user-content-step-9-install-nodejs-18x-package"/><text:span text:style-name="Source_20_Text">sudo apt install curl </text:span></text:p>
      <text:p text:style-name="Preformatted_20_Text"><text:span text:style-name="Source_20_Text">curl https://raw.githubusercontent.com/creationix/nvm/master/install.sh | bash</text:span></text:p>
      <text:p text:style-name="Preformatted_20_Text"><text:span text:style-name="Source_20_Text">source ~/.profile</text:span></text:p>
      <text:p text:style-name="P1"><text:span text:style-name="Source_20_Text">nvm install 18</text:span></text:p>
      <text:h text:style-name="Heading_20_3" text:outline-level="3">STEP 10 install Yarn</text:h>
      <text:p text:style-name="Preformatted_20_Text"><text:bookmark text:name="user-content-step-10--install-yarn"/><text:span text:style-name="Source_20_Text">sudo apt-get install npm</text:span></text:p>
      <text:p text:style-name="Preformatted_20_Text"/>
      <text:p text:style-name="P1"><text:span text:style-name="Source_20_Text">sudo npm install -g yarn</text:span></text:p>
      <text:h text:style-name="Heading_20_3" text:outline-level="3">STEP 11 install wkhtmltopdf</text:h>
      <text:p text:style-name="P1"><text:bookmark text:name="user-content-step-11-install-wkhtmltopdf"/><text:span text:style-name="Source_20_Text">sudo apt-get install xvfb libfontconfig wkhtmltopdf</text:span></text:p>
      <text:h text:style-name="Heading_20_3" text:outline-level="3">STEP 12 install frappe-bench</text:h>
      <text:p text:style-name="Preformatted_20_Text"><text:bookmark text:name="user-content-step-12-install-frappe-bench"/><text:span text:style-name="Source_20_Text">sudo -H pip3 install frappe-bench</text:span></text:p>
      <text:p text:style-name="Preformatted_20_Text"/>
      <text:p text:style-name="P1"><text:span text:style-name="Source_20_Text">bench --version</text:span></text:p>
      <text:h text:style-name="Heading_20_3" text:outline-level="3">STEP 13 initilise the frappe bench &amp; install frappe latest version</text:h>
      <text:p text:style-name="Preformatted_20_Text"><text:bookmark text:name="user-content-step-13-initilise-the-frappe-bench--install-frappe-latest-version"/><text:span text:style-name="Source_20_Text">bench init frappe-bench --frappe-branch version-15 --python python3.11</text:span></text:p>
      <text:p text:style-name="Preformatted_20_Text"/>
      <text:p text:style-name="Preformatted_20_Text"><text:span text:style-name="Source_20_Text">cd frappe-bench/</text:span></text:p>
      <text:p text:style-name="P1"><text:span text:style-name="Source_20_Text">bench start</text:span></text:p>
      <text:h text:style-name="Heading_20_3" text:outline-level="3">STEP 14 create a site in frappe bench</text:h>
      <text:p text:style-name="Preformatted_20_Text"><text:bookmark text:name="user-content-step-14-create-a-site-in-frappe-bench"/><text:span text:style-name="Source_20_Text">bench new-site dcode.com</text:span></text:p>
      <text:p text:style-name="Preformatted_20_Text"/>
      <text:p text:style-name="P1"><text:span text:style-name="Source_20_Text">bench --site dcode.com add-to-hosts</text:span></text:p>
      <text:p text:style-name="Text_20_body">Open url <text:a xlink:type="simple" xlink:href="http://dcode.com:8000/" text:style-name="Internet_20_link" text:visited-style-name="Visited_20_Internet_20_Link">http://dcode.com:8000</text:a> to login</text:p>
      <text:h text:style-name="Heading_20_3" text:outline-level="3">STEP 15 install ERPNext latest version in bench &amp; site</text:h>
      <text:p text:style-name="Preformatted_20_Text"><text:bookmark text:name="user-content-step-15-install-erpnext-latest-version-in-bench--site"/><text:span text:style-name="Source_20_Text">bench get-app erpnext --branch version-15</text:span></text:p>
      <text:p text:style-name="Preformatted_20_Text"><text:span text:style-name="Source_20_Text">###OR</text:span></text:p>
      <text:p text:style-name="Preformatted_20_Text"><text:span text:style-name="Source_20_Text">bench get-app https://github.com/frappe/erpnext --branch version-15</text:span></text:p>
      <text:p text:style-name="Preformatted_20_Text"/>
      <text:p text:style-name="Preformatted_20_Text"><text:span text:style-name="Source_20_Text">bench --site dcode.com install-app erpnext</text:span></text:p>
      <text:p text:style-name="Preformatted_20_Text"/>
      <text:p text:style-name="P1"><text:span text:style-name="Source_20_Text">bench start</text:span></text:p>
      <text:p text:style-name="Standard"><text:soft-page-break/>sudo npm cache clean -f</text:p>
      <text:p text:style-name="Standard">sudo npm install -g n</text:p>
      <text:p text:style-name="Standard">sudo n stable</text:p>
      <text:p text:style-name="Standard"/>
      <text:p text:style-name="Standard"/>
      <text:p text:style-name="Standard"><text:a xlink:type="simple" xlink:href="https://www.google.com/search?q=frappe+erpnext+constomisation&amp;oq=frappe+erpnext+constomisation&amp;gs_lcrp=EgZjaHJvbWUyBggAEEUYOTIJCAEQIRgKGKAB0gEJMjc3NDBqMGo3qAIIsAIB&amp;sourceid=chrome&amp;ie=UTF-8#fpstate=ive&amp;ip=1&amp;vld=cid:50aade19,vid:WSzkpPm3iIU,st:0" text:style-name="Internet_20_link" text:visited-style-name="Visited_20_Internet_20_Link">https://www.google.com/search?q=frappe+erpnext+constomisation&amp;oq=frappe+erpnext+constomisation&amp;gs_lcrp=EgZjaHJvbWUyBggAEEUYOTIJCAEQIRgKGKAB0gEJMjc3NDBqMGo3qAIIsAIB&amp;sourceid=chrome&amp;ie=UTF-8#fpstate=ive&amp;ip=1&amp;vld=cid:50aade19,vid:WSzkpPm3iIU,st:0</text:a></text:p>
      <text:p text:style-name="Standard"/>
      <text:p text:style-name="Standard"><text:a xlink:type="simple" xlink:href="https://www.google.com/search?q=frappe+erpnext+server+side+customisation&amp;oq=frappe+erpnext+server+side+customisation&amp;gs_lcrp=EgZjaHJvbWUyBggAEEUYOTIJCAEQIRgKGKABMgkIAhAhGAoYoAHSAQkyNDc3NmowajeoAgCwAgA&amp;sourceid=chrome&amp;ie=UTF-8#fpstate=ive&amp;vld=cid:a0f11c5a,vid:TxBCsuaZ7W4,st:0" text:style-name="Internet_20_link" text:visited-style-name="Visited_20_Internet_20_Link">https://www.google.com/search?q=frappe+erpnext+server+side+customisation&amp;oq=frappe+erpnext+server+side+customisation&amp;gs_lcrp=EgZjaHJvbWUyBggAEEUYOTIJCAEQIRgKGKABMgkIAhAhGAoYoAHSAQkyNDc3NmowajeoAgCwAgA&amp;sourceid=chrome&amp;ie=UTF-8#fpstate=ive&amp;vld=cid:a0f11c5a,vid:TxBCsuaZ7W4,st:0</text:a></text:p>
      <text:p text:style-name="Standard"/>
      <text:p text:style-name="P2">token</text:p>
      <text:p text:style-name="P2">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</text:p>
      <text:p text:style-name="P2"/>
      <text:p text:style-name="P2">git remote set-url origin https://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@github.com/royvattappara/frappe_demo_er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01:18.337832546</meta:creation-date>
    <dc:date>2024-04-24T18:00:08.103918130</dc:date>
    <meta:editing-duration>PT3H8M3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163" meta:character-count="1813" meta:non-whitespace-character-count="1696"/>
  </office:meta>
</office:document-meta>
</file>